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3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66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cc0000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ff3333" style:font-name="Arial"/>
    </style:style>
    <style:style style:name="ce35" style:family="table-cell" style:parent-style-name="Default">
      <style:text-properties fo:color="#ff6666" style:font-name="Arial"/>
    </style:style>
    <style:style style:name="ce36" style:family="table-cell" style:parent-style-name="Default">
      <style:text-properties fo:color="#ff0000" style:font-name="Arial"/>
    </style:style>
    <style:style style:name="ce37" style:family="table-cell" style:parent-style-name="Default">
      <style:text-properties fo:color="#ff6600" style:font-name="Ari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6600" style:font-name="Arial" fo:font-weight="bold" style:font-weight-asian="bold" style:font-weight-complex="bold"/>
    </style:style>
    <style:style style:name="ce40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42" style:family="table-cell" style:parent-style-name="Default">
      <style:text-properties fo:color="#7e0021" fo:font-weight="bold" style:font-weight-asian="bold" style:font-weight-complex="bold"/>
    </style:style>
    <style:style style:name="ce43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1" table:default-cell-style-name="ce11"/>
        <table:table-column table:style-name="co1" table:default-cell-style-name="Default"/>
        <table:table-column table:style-name="co7" table:default-cell-style-name="ce20"/>
        <table:table-column table:style-name="co8" table:default-cell-style-name="ce27"/>
        <table:table-column table:style-name="co1" table:default-cell-style-name="ce39"/>
        <table:table-column table:style-name="co12" table:default-cell-style-name="ce42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44"/>
        <table:table-column table:style-name="co1" table:default-cell-style-name="ce8"/>
        <table:table-column table:style-name="co1" table:number-columns-repeated="1009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New Maj</text:p>
          </table:table-cell>
          <table:table-cell table:style-name="ce16" office:value-type="string">
            <text:p>noun</text:p>
          </table:table-cell>
          <table:table-cell table:style-name="ce18" office:value-type="string">
            <text:p>Onld Maj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Spanish</text:p>
          </table:table-cell>
          <table:table-cell table:style-name="ce41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45"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table:style-name="ce19" office:value-type="string">
            <text:p>apabo</text:p>
          </table:table-cell>
          <table:table-cell office:value-type="string">
            <text:p>able 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table:style-name="ce19" office:value-type="string">
            <text:p>ferg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table:style-name="ce19" office:value-type="string">
            <text:p>malu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table:style-name="ce19" office:value-type="string">
            <text:p>otimo</text:p>
          </table:table-cell>
          <table:table-cell office:value-type="string">
            <text:p>best 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table:style-name="ce19" office:value-type="string">
            <text:p>mioro</text:p>
          </table:table-cell>
          <table:table-cell office:value-type="string">
            <text:p>better 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table:style-name="ce19"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o</text:p>
          </table:table-cell>
          <table:table-cell office:value-type="string">
            <text:p>adjective</text:p>
          </table:table-cell>
          <table:table-cell table:style-name="ce19" office:value-type="string">
            <text:p>bluzo</text:p>
          </table:table-cell>
          <table:table-cell office:value-type="string">
            <text:p>blue 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adjective</text:p>
          </table:table-cell>
          <table:table-cell/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style-name="ce19"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table:style-name="ce19"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table:style-name="ce19"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table:style-name="ce19" office:value-type="string">
            <text:p>roch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table:style-name="ce19" office:value-type="string">
            <text:p>frigo</text:p>
          </table:table-cell>
          <table:table-cell office:value-type="string">
            <text:p>cold 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omuno</text:p>
          </table:table-cell>
          <table:table-cell office:value-type="string">
            <text:p>adjective</text:p>
          </table:table-cell>
          <table:table-cell table:style-name="ce19" office:value-type="string">
            <text:p>omuno</text:p>
          </table:table-cell>
          <table:table-cell office:value-type="string">
            <text:p>common 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style-name="ce19" office:value-type="string">
            <text:p>culto</text:p>
          </table:table-cell>
          <table:table-cell office:value-type="string">
            <text:p>cultural </text:p>
          </table:table-cell>
          <table:table-cell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ktuo</text:p>
          </table:table-cell>
          <table:table-cell office:value-type="string">
            <text:p>adjective</text:p>
          </table:table-cell>
          <table:table-cell table:style-name="ce19" office:value-type="string">
            <text:p>actu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kuro</text:p>
          </table:table-cell>
          <table:table-cell office:value-type="string">
            <text:p>adjective</text:p>
          </table:table-cell>
          <table:table-cell table:style-name="ce19" office:value-type="string">
            <text:p>scuro</text:p>
          </table:table-cell>
          <table:table-cell office:value-type="string">
            <text:p>dark 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table:style-name="ce19" office:value-type="string">
            <text:p>morto</text:p>
          </table:table-cell>
          <table:table-cell office:value-type="string">
            <text:p>dead 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table:style-name="ce19" office:value-type="string">
            <text:p>decro</text:p>
          </table:table-cell>
          <table:table-cell office:value-type="string">
            <text:p>democratic 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table:style-name="ce19" office:value-type="string">
            <text:p>ives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table:style-name="ce19" office:value-type="string">
            <text:p>ific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to</text:p>
          </table:table-cell>
          <table:table-cell office:value-type="string">
            <text:p>adverb</text:p>
          </table:table-cell>
          <table:table-cell/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table:style-name="ce19" office:value-type="string">
            <text:p>pres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o</text:p>
          </table:table-cell>
          <table:table-cell office:value-type="string">
            <text:p>adjective</text:p>
          </table:table-cell>
          <table:table-cell table:style-name="ce19" office:value-type="string">
            <text:p>facho</text:p>
          </table:table-cell>
          <table:table-cell office:value-type="string">
            <text:p>easy 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kono</text:p>
          </table:table-cell>
          <table:table-cell office:value-type="string">
            <text:p>adjective</text:p>
          </table:table-cell>
          <table:table-cell table:style-name="ce19" office:value-type="string">
            <text:p>econo</text:p>
          </table:table-cell>
          <table:table-cell office:value-type="string">
            <text:p>economic 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ntero</text:p>
          </table:table-cell>
          <table:table-cell office:value-type="string">
            <text:p>adjective</text:p>
          </table:table-cell>
          <table:table-cell table:style-name="ce19" office:value-type="string">
            <text:p>itero</text:p>
          </table:table-cell>
          <table:table-cell office:value-type="string">
            <text:p>entire 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table:style-name="ce19"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style-name="ce19" office:value-type="string">
            <text:p>fetz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style-name="ce19" office:value-type="string">
            <text:p>finio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table:style-name="ce19" office:value-type="string">
            <text:p>na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fine 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/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table:style-name="ce19" office:value-type="string">
            <text:p>ai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table:style-name="ce19" office:value-type="string">
            <text:p>grito</text:p>
          </table:table-cell>
          <table:table-cell office:value-type="string">
            <text:p>free 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table:style-name="ce19" office:value-type="string">
            <text:p>pieno</text:p>
          </table:table-cell>
          <table:table-cell office:value-type="string">
            <text:p>full 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n</text:p>
          </table:table-cell>
          <table:table-cell office:value-type="string">
            <text:p>adjective</text:p>
          </table:table-cell>
          <table:table-cell/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style-name="ce19" office:value-type="string">
            <text:p>gene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/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good 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table:style-name="ce19" office:value-type="string">
            <text:p>verd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table:style-name="ce19" office:value-type="string">
            <text:p>cote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table:style-name="ce19" office:value-type="string">
            <text:p>durmo</text:p>
          </table:table-cell>
          <table:table-cell office:value-type="string">
            <text:p>hard 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table:style-name="ce19" office:value-type="string">
            <text:p>hocho</text:p>
          </table:table-cell>
          <table:table-cell office:value-type="string">
            <text:p>high 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table:style-name="ce19" office:value-type="string">
            <text:p>hei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table:style-name="ce19" office:value-type="string">
            <text:p>enomo</text:p>
          </table:table-cell>
          <table:table-cell office:value-type="string">
            <text:p>huge 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table:style-name="ce19" office:value-type="string">
            <text:p>uman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/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table:style-name="ce19" office:value-type="string">
            <text:p>vigt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table:style-name="ce19" office:value-type="string">
            <text:p>atsi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/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n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table:style-name="ce19" office:value-type="string">
            <text:p>tardo</text:p>
          </table:table-cell>
          <table:table-cell office:value-type="string">
            <text:p>late 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cho</text:p>
          </table:table-cell>
          <table:table-cell office:value-type="string">
            <text:p>adjective</text:p>
          </table:table-cell>
          <table:table-cell table:style-name="ce19" office:value-type="string">
            <text:p>gucho</text:p>
          </table:table-cell>
          <table:table-cell office:value-type="string">
            <text:p>left 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style-name="ce19" office:value-type="string">
            <text:p>lei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iso</text:p>
          </table:table-cell>
          <table:table-cell office:value-type="string">
            <text:p>adjective</text:p>
          </table:table-cell>
          <table:table-cell table:style-name="ce19" office:value-type="string">
            <text:p>brobo</text:p>
          </table:table-cell>
          <table:table-cell office:value-type="string">
            <text:p>likely 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table:style-name="ce19" office:value-type="string">
            <text:p>poquo</text:p>
          </table:table-cell>
          <table:table-cell office:value-type="string">
            <text:p>little 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style-name="ce19" office:value-type="string">
            <text:p>locl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table:style-name="ce19" office:value-type="string">
            <text:p>largo</text:p>
          </table:table-cell>
          <table:table-cell office:value-type="string">
            <text:p>long 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table:style-name="ce19" office:value-type="string">
            <text:p>fabl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table:style-name="ce19" office:value-type="string">
            <text:p>prico</text:p>
          </table:table-cell>
          <table:table-cell office:value-type="string">
            <text:p>main 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adjective</text:p>
          </table:table-cell>
          <table:table-cell table:style-name="ce19" office:value-type="string">
            <text:p>majy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table:style-name="ce19" office:value-type="string">
            <text:p>medc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/>
          <table:table-cell office:value-type="string">
            <text:p>military 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ucho</text:p>
          </table:table-cell>
          <table:table-cell office:value-type="string">
            <text:p>adjective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/>
          <table:table-cell office:value-type="string">
            <text:p>national 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/>
          <table:table-cell office:value-type="string">
            <text:p>nice 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/>
          <table:table-cell office:value-type="string">
            <text:p>only 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/>
          <table:table-cell office:value-type="string">
            <text:p>open 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/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/>
          <table:table-cell office:value-type="string">
            <text:p>past 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/>
          <table:table-cell office:value-type="string">
            <text:p>personal </text:p>
          </table:table-cell>
          <table:table-cell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sico</text:p>
          </table:table-cell>
          <table:table-cell office:value-type="string">
            <text:p>adjective</text:p>
          </table:table-cell>
          <table:table-cell/>
          <table:table-cell office:value-type="string">
            <text:p>physical 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ico</text:p>
          </table:table-cell>
          <table:table-cell office:value-type="string">
            <text:p>adjective</text:p>
          </table:table-cell>
          <table:table-cell/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ero</text:p>
          </table:table-cell>
          <table:table-cell office:value-type="string">
            <text:p>adjective</text:p>
          </table:table-cell>
          <table:table-cell/>
          <table:table-cell office:value-type="string">
            <text:p>poor 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u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bo</text:p>
          </table:table-cell>
          <table:table-cell office:value-type="string">
            <text:p>adjective</text:p>
          </table:table-cell>
          <table:table-cell/>
          <table:table-cell office:value-type="string">
            <text:p>possible 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io</text:p>
          </table:table-cell>
          <table:table-cell office:value-type="string">
            <text:p>adjective</text:p>
          </table:table-cell>
          <table:table-cell/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ico</text:p>
          </table:table-cell>
          <table:table-cell office:value-type="string">
            <text:p>adjective</text:p>
          </table:table-cell>
          <table:table-cell/>
          <table:table-cell office:value-type="string">
            <text:p>public 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nto</text:p>
          </table:table-cell>
          <table:table-cell office:value-type="string">
            <text:p>adjective</text:p>
          </table:table-cell>
          <table:table-cell/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/>
          <table:table-cell office:value-type="string">
            <text:p>real </text:p>
          </table:table-cell>
          <table:table-cell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/>
          <table:table-cell office:value-type="string">
            <text:p>recent 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so</text:p>
          </table:table-cell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igo</text:p>
          </table:table-cell>
          <table:table-cell office:value-type="string">
            <text:p>adjective</text:p>
          </table:table-cell>
          <table:table-cell/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/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/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/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/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/>
          <table:table-cell office:value-type="string">
            <text:p>simple 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/>
          <table:table-cell office:value-type="string">
            <text:p>single 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/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/>
          <table:table-cell office:value-type="string">
            <text:p>social </text:p>
          </table:table-cell>
          <table:table-cell table:number-columns-repeated="2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io</text:p>
          </table:table-cell>
          <table:table-cell office:value-type="string">
            <text:p>adjective</text:p>
          </table:table-cell>
          <table:table-cell/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/>
          <table:table-cell office:value-type="string">
            <text:p>strong 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/>
          <table:table-cell office:value-type="string">
            <text:p>sure 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itso</text:p>
          </table:table-cell>
          <table:table-cell office:value-type="string">
            <text:p>adjective</text:p>
          </table:table-cell>
          <table:table-cell/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/>
          <table:table-cell table:style-name="ce29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/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lano</text:p>
          </table:table-cell>
          <table:table-cell office:value-type="string">
            <text:p>adjective</text:p>
          </table:table-cell>
          <table:table-cell/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iro</text:p>
          </table:table-cell>
          <table:table-cell office:value-type="string">
            <text:p>adjective</text:p>
          </table:table-cell>
          <table:table-cell/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lo</text:p>
          </table:table-cell>
          <table:table-cell office:value-type="string">
            <text:p>verb</text:p>
          </table:table-cell>
          <table:table-cell/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conjunctive</text:p>
          </table:table-cell>
          <table:table-cell/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/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bo</text:p>
          </table:table-cell>
          <table:table-cell office:value-type="string">
            <text:p>adjective</text:p>
          </table:table-cell>
          <table:table-cell/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/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/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/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/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/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/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mnio</text:p>
          </table:table-cell>
          <table:table-cell office:value-type="string">
            <text:p>adverb</text:p>
          </table:table-cell>
          <table:table-cell/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/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/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/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/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mpe</text:p>
          </table:table-cell>
          <table:table-cell office:value-type="string">
            <text:p>adverb</text:p>
          </table:table-cell>
          <table:table-cell/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irco</text:p>
          </table:table-cell>
          <table:table-cell office:value-type="string">
            <text:p>adverb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co</text:p>
          </table:table-cell>
          <table:table-cell office:value-type="string">
            <text:p>adverb</text:p>
          </table:table-cell>
          <table:table-cell/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/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/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vo</text:p>
          </table:table-cell>
          <table:table-cell office:value-type="string">
            <text:p>adverb</text:p>
          </table:table-cell>
          <table:table-cell/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erto</text:p>
          </table:table-cell>
          <table:table-cell office:value-type="string">
            <text:p>adverb</text:p>
          </table:table-cell>
          <table:table-cell/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închide</text:p>
          </table:table-cell>
          <table:table-cell office:value-type="string">
            <text:p>schlie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r</text:p>
          </table:table-cell>
          <table:table-cell office:value-type="string">
            <text:p>siempre</text:p>
          </table:table-cell>
          <table:table-cell office:value-type="string">
            <text:p>déjà</text:p>
          </table:table-cell>
          <table:table-cell office:value-type="string">
            <text:p>mai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uqam</text:p>
          </table:table-cell>
          <table:table-cell office:value-type="string">
            <text:p>adverb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/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da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/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/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/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office:value-type="string">
            <text:p>noun</text:p>
          </table:table-cell>
          <table:table-cell/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/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/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above 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/>
          <table:table-cell office:value-type="string">
            <text:p>across 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/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/>
          <table:table-cell office:value-type="string">
            <text:p>along 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/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tout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/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/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behind 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below 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/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side 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tween 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close to 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table:style-name="ce21"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wn 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r</text:p>
          </table:table-cell>
          <table:table-cell office:value-type="string">
            <text:p>preposition</text:p>
          </table:table-cell>
          <table:table-cell/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?</text:p>
          </table:table-cell>
          <table:table-cell office:value-type="string">
            <text:p>preposition</text:p>
          </table:table-cell>
          <table:table-cell/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 office:value-type="string">
            <text:p>preposition</text:p>
          </table:table-cell>
          <table:table-cell/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ci</text:p>
          </table:table-cell>
          <table:table-cell office:value-type="string">
            <text:p>preposition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/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/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/>
          <table:table-cell office:value-type="string">
            <text:p>into 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/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it 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/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near 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/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u</text:p>
          </table:table-cell>
          <table:table-cell office:value-type="string">
            <text:p>preposition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table:style-name="ce23"/>
          <table:table-cell office:value-type="string">
            <text:p>on 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table:style-name="ce24"/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n the 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op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table:style-name="ce25"/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out 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utside 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/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e</text:p>
          </table:table-cell>
          <table:table-cell office:value-type="string">
            <text:p>preposition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43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to, 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wards 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7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neath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obe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 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/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preposition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office:value-type="string">
            <text:p>preposition</text:p>
          </table:table-cell>
          <table:table-cell/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office:value-type="string">
            <text:p>preposition</text:p>
          </table:table-cell>
          <table:table-cell/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os</text:p>
          </table:table-cell>
          <table:table-cell office:value-type="string">
            <text:p>preposition</text:p>
          </table:table-cell>
          <table:table-cell/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/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/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eta</text:p>
          </table:table-cell>
          <table:table-cell office:value-type="string">
            <text:p>verb</text:p>
          </table:table-cell>
          <table:table-cell office:value-type="string">
            <text:p>cetu</text:p>
          </table:table-cell>
          <table:table-cell table:style-name="ce38" office:value-type="string">
            <text:p>accept</text:p>
          </table:table-cell>
          <table:table-cell table:style-name="ce40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office:value-type="string">
            <text:p>ra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office:value-type="string">
            <text:p>ogr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office:value-type="string">
            <text:p>pe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??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office:value-type="string">
            <text:p>apru</text:p>
          </table:table-cell>
          <table:table-cell table:style-name="ce38" office:value-type="string">
            <text:p>appear</text:p>
          </table:table-cell>
          <table:table-cell table:style-name="ce40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n</text:p>
          </table:table-cell>
          <table:table-cell office:value-type="string">
            <text:p>verb</text:p>
          </table:table-cell>
          <table:table-cell/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rive</text:p>
          </table:table-cell>
          <table:table-cell office:value-type="string">
            <text:p>verb</text:p>
          </table:table-cell>
          <table:table-cell office:value-type="string">
            <text:p>arvu</text:p>
          </table:table-cell>
          <table:table-cell table:style-name="ce38" office:value-type="string">
            <text:p>arrive</text:p>
          </table:table-cell>
          <table:table-cell table:style-name="ce40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ega*</text:p>
          </table:table-cell>
          <table:table-cell office:value-type="string">
            <text:p>verb</text:p>
          </table:table-cell>
          <table:table-cell office:value-type="string">
            <text:p>pegu</text:p>
          </table:table-cell>
          <table:table-cell table:style-name="ce38" office:value-type="string">
            <text:p>ask for</text:p>
          </table:table-cell>
          <table:table-cell table:style-name="ce40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u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office:value-type="string">
            <text:p>pavu</text:p>
          </table:table-cell>
          <table:table-cell table:style-name="ce38" office:value-type="string">
            <text:p>be able to</text:p>
          </table:table-cell>
          <table:table-cell table:style-name="ce40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office:value-type="string">
            <text:p>ascu</text:p>
          </table:table-cell>
          <table:table-cell table:style-name="ce38" office:value-type="string">
            <text:p>be born</text:p>
          </table:table-cell>
          <table:table-cell table:style-name="ce40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begin</text:p>
          </table:table-cell>
          <table:table-cell table:style-name="ce40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office:value-type="string">
            <text:p>creu</text:p>
          </table:table-cell>
          <table:table-cell table:style-name="ce38" office:value-type="string">
            <text:p>believe</text:p>
          </table:table-cell>
          <table:table-cell table:style-name="ce40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d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office:value-type="string">
            <text:p>adru</text:p>
          </table:table-cell>
          <table:table-cell table:style-name="ce38" office:value-type="string">
            <text:p>bring</text:p>
          </table:table-cell>
          <table:table-cell table:style-name="ce40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peu</text:p>
          </table:table-cell>
          <table:table-cell office:value-type="string">
            <text:p>call</text:p>
          </table:table-cell>
          <table:table-cell office:value-type="string">
            <text:p>llamada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pel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all</text:p>
          </table:table-cell>
          <table:table-cell table:style-name="ce40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/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tu</text:p>
          </table:table-cell>
          <table:table-cell office:value-type="string">
            <text:p>carry</text:p>
          </table:table-cell>
          <table:table-cell office:value-type="string">
            <text:p>llevar</text:p>
          </table:table-cell>
          <table:table-cell office:value-type="string">
            <text:p>porter</text:p>
          </table:table-cell>
          <table:table-cell office:value-type="string">
            <text:p>trasportare</text:p>
          </table:table-cell>
          <table:table-cell office:value-type="string">
            <text:p>porto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orta</text:p>
          </table:table-cell>
          <table:table-cell office:value-type="string">
            <text:p>verb</text:p>
          </table:table-cell>
          <table:table-cell office:value-type="string">
            <text:p>ortu</text:p>
          </table:table-cell>
          <table:table-cell table:style-name="ce38" office:value-type="string">
            <text:p>carry</text:p>
          </table:table-cell>
          <table:table-cell table:style-name="ce40" office:value-type="string">
            <text:p>llevar</text:p>
          </table:table-cell>
          <table:table-cell office:value-type="string">
            <text:p>apporter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tr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office:value-type="string">
            <text:p>mutu</text:p>
          </table:table-cell>
          <table:table-cell table:style-name="ce38" office:value-type="string">
            <text:p>change</text:p>
          </table:table-cell>
          <table:table-cell table:style-name="ce40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office:value-type="string">
            <text:p>pulito</text:p>
          </table:table-cell>
          <table:table-cell office:value-type="string">
            <text:p>clean</text:p>
          </table:table-cell>
          <table:table-cell office:value-type="string">
            <text:p>curat</text:p>
          </table:table-cell>
          <table:table-cell office:value-type="string">
            <text:p>reini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ome</text:p>
          </table:table-cell>
          <table:table-cell table:style-name="ce40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office:value-type="string">
            <text:p>zaru</text:p>
          </table:table-cell>
          <table:table-cell table:style-name="ce38" office:value-type="string">
            <text:p>consider</text:p>
          </table:table-cell>
          <table:table-cell table:style-name="ce40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office:value-type="string">
            <text:p>hulu</text:p>
          </table:table-cell>
          <table:table-cell table:style-name="ce38" office:value-type="string">
            <text:p>convert/change</text:p>
          </table:table-cell>
          <table:table-cell table:style-name="ce40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office:value-type="string">
            <text:p>cotu</text:p>
          </table:table-cell>
          <table:table-cell table:style-name="ce38" office:value-type="string">
            <text:p>count</text:p>
          </table:table-cell>
          <table:table-cell table:style-name="ce40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office:value-type="string">
            <text:p>artu</text:p>
          </table:table-cell>
          <table:table-cell table:style-name="ce38" office:value-type="string">
            <text:p>create</text:p>
          </table:table-cell>
          <table:table-cell table:style-name="ce40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/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orta</text:p>
          </table:table-cell>
          <table:table-cell office:value-type="string">
            <text:p>verb</text:p>
          </table:table-cell>
          <table:table-cell office:value-type="string">
            <text:p>motu</text:p>
          </table:table-cell>
          <table:table-cell table:style-name="ce38" office:value-type="string">
            <text:p>die</text:p>
          </table:table-cell>
          <table:table-cell table:style-name="ce40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office:value-type="string">
            <text:p>ondu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office:value-type="string">
            <text:p>desu</text:p>
          </table:table-cell>
          <table:table-cell table:style-name="ce38" office:value-type="string">
            <text:p>discover</text:p>
          </table:table-cell>
          <table:table-cell table:style-name="ce40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table:style-name="ce38" office:value-type="string">
            <text:p>do</text:p>
          </table:table-cell>
          <table:table-cell table:style-name="ce40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office:value-type="string">
            <text:p>ganu</text:p>
          </table:table-cell>
          <table:table-cell table:style-name="ce38" office:value-type="string">
            <text:p>earn/win</text:p>
          </table:table-cell>
          <table:table-cell table:style-name="ce40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com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office:value-type="string">
            <text:p>etru</text:p>
          </table:table-cell>
          <table:table-cell table:style-name="ce38" office:value-type="string">
            <text:p>enter</text:p>
          </table:table-cell>
          <table:table-cell table:style-name="ce40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exist</text:p>
          </table:table-cell>
          <table:table-cell table:style-name="ce40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office:value-type="string">
            <text:p>pigu</text:p>
          </table:table-cell>
          <table:table-cell table:style-name="ce38" office:value-type="string">
            <text:p>explain</text:p>
          </table:table-cell>
          <table:table-cell table:style-name="ce40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office:value-type="string">
            <text:p>cadu</text:p>
          </table:table-cell>
          <table:table-cell table:style-name="ce38" office:value-type="string">
            <text:p>fall</text:p>
          </table:table-cell>
          <table:table-cell table:style-name="ce40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ll</text:p>
          </table:table-cell>
          <table:table-cell office:value-type="string">
            <text:p>otoño</text:p>
          </table:table-cell>
          <table:table-cell office:value-type="string">
            <text:p>tomber</text:p>
          </table:table-cell>
          <table:table-cell office:value-type="string">
            <text:p>autunno</text:p>
          </table:table-cell>
          <table:table-cell office:value-type="string">
            <text:p>cadere</text:p>
          </table:table-cell>
          <table:table-cell office:value-type="string">
            <text:p>toamna</text:p>
          </table:table-cell>
          <table:table-cell office:value-type="string">
            <text:p>fal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eel</text:p>
          </table:table-cell>
          <table:table-cell table:style-name="ce40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table:style-name="ce38" office:value-type="string">
            <text:p>find</text:p>
          </table:table-cell>
          <table:table-cell table:style-name="ce40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office:value-type="string">
            <text:p>feru</text:p>
          </table:table-cell>
          <table:table-cell table:style-name="ce38" office:value-type="string">
            <text:p>finish</text:p>
          </table:table-cell>
          <table:table-cell table:style-name="ce40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office:value-type="string">
            <text:p>acbu</text:p>
          </table:table-cell>
          <table:table-cell table:style-name="ce38" office:value-type="string">
            <text:p>finish/end</text:p>
          </table:table-cell>
          <table:table-cell table:style-name="ce40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office:value-type="string">
            <text:p>segu</text:p>
          </table:table-cell>
          <table:table-cell table:style-name="ce38" office:value-type="string">
            <text:p>follow</text:p>
          </table:table-cell>
          <table:table-cell table:style-name="ce40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orm/make</text:p>
          </table:table-cell>
          <table:table-cell table:style-name="ce40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et</text:p>
          </table:table-cell>
          <table:table-cell table:style-name="ce40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 office:value-type="string">
            <text:p>verb</text:p>
          </table:table-cell>
          <table:table-cell office:value-type="string">
            <text:p>getu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raise</text:p>
          </table:table-cell>
          <table:table-cell office:value-type="string">
            <text:p>verb</text:p>
          </table:table-cell>
          <table:table-cell office:value-type="string">
            <text:p>razu</text:p>
          </table:table-cell>
          <table:table-cell table:style-name="ce38" office:value-type="string">
            <text:p>get up/raise</text:p>
          </table:table-cell>
          <table:table-cell table:style-name="ce40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giv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office:value-type="string">
            <text:p>givu</text:p>
          </table:table-cell>
          <table:table-cell table:style-name="ce38" office:value-type="string">
            <text:p>give</text:p>
          </table:table-cell>
          <table:table-cell table:style-name="ce40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o</text:p>
          </table:table-cell>
          <table:table-cell table:style-name="ce40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office:value-type="string">
            <text:p>verb</text:p>
          </table:table-cell>
          <table:table-cell/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office:value-type="string">
            <text:p>relu</text:p>
          </table:table-cell>
          <table:table-cell table:style-name="ce38" office:value-type="string">
            <text:p>go out</text:p>
          </table:table-cell>
          <table:table-cell table:style-name="ce40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office:value-type="string">
            <text:p>pasu</text:p>
          </table:table-cell>
          <table:table-cell table:style-name="ce38" office:value-type="string">
            <text:p>happen/pass</text:p>
          </table:table-cell>
          <table:table-cell table:style-name="ce40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have</text:p>
          </table:table-cell>
          <table:table-cell table:style-name="ce40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table:style-name="ce38" office:value-type="string">
            <text:p>have</text:p>
          </table:table-cell>
          <table:table-cell table:style-name="ce40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hear</text:p>
          </table:table-cell>
          <table:table-cell table:style-name="ce40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office:value-type="string">
            <text:p>verb</text:p>
          </table:table-cell>
          <table:table-cell/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office:value-type="string">
            <text:p>aidu</text:p>
          </table:table-cell>
          <table:table-cell table:style-name="ce38" office:value-type="string">
            <text:p>help</text:p>
          </table:table-cell>
          <table:table-cell table:style-name="ce40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4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office:value-type="string">
            <text:p>itru</text:p>
          </table:table-cell>
          <table:table-cell table:style-name="ce38" office:value-type="string">
            <text:p>introduce/present</text:p>
          </table:table-cell>
          <table:table-cell table:style-name="ce40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verb</text:p>
          </table:table-cell>
          <table:table-cell/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office:value-type="string">
            <text:p>verb</text:p>
          </table:table-cell>
          <table:table-cell/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ntu</text:p>
          </table:table-cell>
          <table:table-cell office:value-type="string">
            <text:p>keep</text:p>
          </table:table-cell>
          <table:table-cell office:value-type="string">
            <text:p>mantener</text:p>
          </table:table-cell>
          <table:table-cell office:value-type="string">
            <text:p>garder</text:p>
          </table:table-cell>
          <table:table-cell office:value-type="string">
            <text:p>mantenere</text:p>
          </table:table-cell>
          <table:table-cell office:value-type="string">
            <text:p>custodi</text:p>
          </table:table-cell>
          <table:table-cell office:value-type="string">
            <text:p>a pastra</text:p>
          </table:table-cell>
          <table:table-cell office:value-type="string">
            <text:p>behalt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n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ia</text:p>
          </table:table-cell>
          <table:table-cell office:value-type="string">
            <text:p>verb</text:p>
          </table:table-cell>
          <table:table-cell office:value-type="string">
            <text:p>conu</text:p>
          </table:table-cell>
          <table:table-cell table:style-name="ce38" office:value-type="string">
            <text:p>know</text:p>
          </table:table-cell>
          <table:table-cell table:style-name="ce40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know/meet</text:p>
          </table:table-cell>
          <table:table-cell table:style-name="ce40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office:value-type="string">
            <text:p>ecsu</text:p>
          </table:table-cell>
          <table:table-cell table:style-name="ce38" office:value-type="string">
            <text:p>leave</text:p>
          </table:table-cell>
          <table:table-cell table:style-name="ce40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office:value-type="string">
            <text:p>lesu</text:p>
          </table:table-cell>
          <table:table-cell table:style-name="ce38" office:value-type="string">
            <text:p>leave/allow</text:p>
          </table:table-cell>
          <table:table-cell table:style-name="ce40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office:value-type="string">
            <text:p>picu</text:p>
          </table:table-cell>
          <table:table-cell table:style-name="ce38" office:value-type="string">
            <text:p>like</text:p>
          </table:table-cell>
          <table:table-cell table:style-name="ce40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listen</text:p>
          </table:table-cell>
          <table:table-cell table:style-name="ce40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office:value-type="string">
            <text:p>vivu</text:p>
          </table:table-cell>
          <table:table-cell table:style-name="ce38" office:value-type="string">
            <text:p>live</text:p>
          </table:table-cell>
          <table:table-cell table:style-name="ce40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ra</text:p>
          </table:table-cell>
          <table:table-cell office:value-type="string">
            <text:p>verb</text:p>
          </table:table-cell>
          <table:table-cell office:value-type="string">
            <text:p>miru</text:p>
          </table:table-cell>
          <table:table-cell office:value-type="string">
            <text:p>look</text:p>
          </table:table-cell>
          <table:table-cell office:value-type="string">
            <text:p>Mira</text:p>
          </table:table-cell>
          <table:table-cell office:value-type="string">
            <text:p>Regardez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e</text:p>
          </table:table-cell>
          <table:table-cell office:value-type="string">
            <text:p>aus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office:value-type="string">
            <text:p>uscu</text:p>
          </table:table-cell>
          <table:table-cell table:style-name="ce38" office:value-type="string">
            <text:p>look for</text:p>
          </table:table-cell>
          <table:table-cell table:style-name="ce40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office:value-type="string">
            <text:p>losu</text:p>
          </table:table-cell>
          <table:table-cell table:style-name="ce38" office:value-type="string">
            <text:p>lose</text:p>
          </table:table-cell>
          <table:table-cell table:style-name="ce40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office:value-type="string">
            <text:p>antu</text:p>
          </table:table-cell>
          <table:table-cell table:style-name="ce38" office:value-type="string">
            <text:p>maintain/keep</text:p>
          </table:table-cell>
          <table:table-cell table:style-name="ce40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c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office:value-type="string">
            <text:p>isnu</text:p>
          </table:table-cell>
          <table:table-cell table:style-name="ce38" office:value-type="string">
            <text:p>need</text:p>
          </table:table-cell>
          <table:table-cell table:style-name="ce40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office:value-type="string">
            <text:p>curu</text:p>
          </table:table-cell>
          <table:table-cell table:style-name="ce38" office:value-type="string">
            <text:p>occur/happen</text:p>
          </table:table-cell>
          <table:table-cell table:style-name="ce40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office:value-type="string">
            <text:p>ofru</text:p>
          </table:table-cell>
          <table:table-cell table:style-name="ce38" office:value-type="string">
            <text:p>offer</text:p>
          </table:table-cell>
          <table:table-cell table:style-name="ce40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office:value-type="string">
            <text:p>ovru</text:p>
          </table:table-cell>
          <table:table-cell table:style-name="ce38" office:value-type="string">
            <text:p>open</text:p>
          </table:table-cell>
          <table:table-cell table:style-name="ce40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office:value-type="string">
            <text:p>dovu</text:p>
          </table:table-cell>
          <table:table-cell table:style-name="ce38" office:value-type="string">
            <text:p>owe</text:p>
          </table:table-cell>
          <table:table-cell table:style-name="ce40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office:value-type="string">
            <text:p>pagu</text:p>
          </table:table-cell>
          <table:table-cell table:style-name="ce38" office:value-type="string">
            <text:p>pay</text:p>
          </table:table-cell>
          <table:table-cell table:style-name="ce40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office:value-type="string">
            <text:p>pomu</text:p>
          </table:table-cell>
          <table:table-cell table:style-name="ce38" office:value-type="string">
            <text:p>permit/allow</text:p>
          </table:table-cell>
          <table:table-cell table:style-name="ce40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cu</text:p>
          </table:table-cell>
          <table:table-cell office:value-type="string">
            <text:p>verb</text:p>
          </table:table-cell>
          <table:table-cell office:value-type="string">
            <text:p>pala</text:p>
          </table:table-cell>
          <table:table-cell table:style-name="ce38" office:value-type="string">
            <text:p>play</text:p>
          </table:table-cell>
          <table:table-cell table:style-name="ce40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office:value-type="string">
            <text:p>podu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office:value-type="string">
            <text:p>ponu</text:p>
          </table:table-cell>
          <table:table-cell table:style-name="ce38" office:value-type="string">
            <text:p>put</text:p>
          </table:table-cell>
          <table:table-cell table:style-name="ce40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office:value-type="string">
            <text:p>aczu</text:p>
          </table:table-cell>
          <table:table-cell table:style-name="ce38" office:value-type="string">
            <text:p>reach</text:p>
          </table:table-cell>
          <table:table-cell table:style-name="ce40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lira</text:p>
          </table:table-cell>
          <table:table-cell office:value-type="string">
            <text:p>verb</text:p>
          </table:table-cell>
          <table:table-cell office:value-type="string">
            <text:p>liru</text:p>
          </table:table-cell>
          <table:table-cell table:style-name="ce38" office:value-type="string">
            <text:p>read</text:p>
          </table:table-cell>
          <table:table-cell table:style-name="ce40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receive</text:p>
          </table:table-cell>
          <table:table-cell table:style-name="ce40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office:value-type="string">
            <text:p>recu</text:p>
          </table:table-cell>
          <table:table-cell table:style-name="ce38" office:value-type="string">
            <text:p>recognize</text:p>
          </table:table-cell>
          <table:table-cell table:style-name="ce40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office:value-type="string">
            <text:p>repu</text:p>
          </table:table-cell>
          <table:table-cell table:style-name="ce38" office:value-type="string">
            <text:p>remember</text:p>
          </table:table-cell>
          <table:table-cell table:style-name="ce40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office:value-type="string">
            <text:p>revu</text:p>
          </table:table-cell>
          <table:table-cell table:style-name="ce38" office:value-type="string">
            <text:p>return/come back</text:p>
          </table:table-cell>
          <table:table-cell table:style-name="ce40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ide</text:p>
          </table:table-cell>
          <table:table-cell office:value-type="string">
            <text:p>paseo</text:p>
          </table:table-cell>
          <table:table-cell office:value-type="string">
            <text:p>balade</text:p>
          </table:table-cell>
          <table:table-cell office:value-type="string">
            <text:p>giro</text:p>
          </table:table-cell>
          <table:table-cell office:value-type="string">
            <text:p>ride</text:p>
          </table:table-cell>
          <table:table-cell office:value-type="string">
            <text:p>călătorie</text:p>
          </table:table-cell>
          <table:table-cell office:value-type="string">
            <text:p>Reit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office:value-type="string">
            <text:p>orsu</text:p>
          </table:table-cell>
          <table:table-cell table:style-name="ce38" office:value-type="string">
            <text:p>run</text:p>
          </table:table-cell>
          <table:table-cell table:style-name="ce40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s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ay</text:p>
          </table:table-cell>
          <table:table-cell table:style-name="ce40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dicu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vid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office:value-type="string">
            <text:p>semu</text:p>
          </table:table-cell>
          <table:table-cell table:style-name="ce38" office:value-type="string">
            <text:p>seem</text:p>
          </table:table-cell>
          <table:table-cell table:style-name="ce40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office:value-type="string">
            <text:p>sevu</text:p>
          </table:table-cell>
          <table:table-cell table:style-name="ce38" office:value-type="string">
            <text:p>serve/function</text:p>
          </table:table-cell>
          <table:table-cell table:style-name="ce40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peak/talk</text:p>
          </table:table-cell>
          <table:table-cell table:style-name="ce40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office:value-type="string">
            <text:p>incu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office:value-type="string">
            <text:p>cudu</text:p>
          </table:table-cell>
          <table:table-cell table:style-name="ce38" office:value-type="string">
            <text:p>stay</text:p>
          </table:table-cell>
          <table:table-cell table:style-name="ce40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office:value-type="string">
            <text:p>paru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office:value-type="string">
            <text:p>tudu</text:p>
          </table:table-cell>
          <table:table-cell table:style-name="ce38" office:value-type="string">
            <text:p>study</text:p>
          </table:table-cell>
          <table:table-cell table:style-name="ce40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office:value-type="string">
            <text:p>supu</text:p>
          </table:table-cell>
          <table:table-cell table:style-name="ce38" office:value-type="string">
            <text:p>suppose</text:p>
          </table:table-cell>
          <table:table-cell table:style-name="ce40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office:value-type="string">
            <text:p>tomu</text:p>
          </table:table-cell>
          <table:table-cell table:style-name="ce38" office:value-type="string">
            <text:p>take</text:p>
          </table:table-cell>
          <table:table-cell table:style-name="ce40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office:value-type="string">
            <text:p>sacu</text:p>
          </table:table-cell>
          <table:table-cell table:style-name="ce38" office:value-type="string">
            <text:p>take out</text:p>
          </table:table-cell>
          <table:table-cell table:style-name="ce40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tu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office:value-type="string">
            <text:p>tocu</text:p>
          </table:table-cell>
          <table:table-cell table:style-name="ce38" office:value-type="string">
            <text:p>touch/play</text:p>
          </table:table-cell>
          <table:table-cell table:style-name="ce40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office:value-type="string">
            <text:p>ratu</text:p>
          </table:table-cell>
          <table:table-cell table:style-name="ce38" office:value-type="string">
            <text:p>treat</text:p>
          </table:table-cell>
          <table:table-cell table:style-name="ce40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office:value-type="string">
            <text:p>pobu</text:p>
          </table:table-cell>
          <table:table-cell table:style-name="ce38" office:value-type="string">
            <text:p>try</text:p>
          </table:table-cell>
          <table:table-cell table:style-name="ce40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office:value-type="string">
            <text:p>rezu</text:p>
          </table:table-cell>
          <table:table-cell table:style-name="ce38" office:value-type="string">
            <text:p>turn out</text:p>
          </table:table-cell>
          <table:table-cell table:style-name="ce40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office:value-type="string">
            <text:p>capu</text:p>
          </table:table-cell>
          <table:table-cell table:style-name="ce38" office:value-type="string">
            <text:p>understand</text:p>
          </table:table-cell>
          <table:table-cell table:style-name="ce40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office:value-type="string">
            <text:p>iusu</text:p>
          </table:table-cell>
          <table:table-cell table:style-name="ce38" office:value-type="string">
            <text:p>use</text:p>
          </table:table-cell>
          <table:table-cell table:style-name="ce40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office:value-type="string">
            <text:p>hopu</text:p>
          </table:table-cell>
          <table:table-cell table:style-name="ce38" office:value-type="string">
            <text:p>wait</text:p>
          </table:table-cell>
          <table:table-cell table:style-name="ce40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/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c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/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watch/look at</text:p>
          </table:table-cell>
          <table:table-cell table:style-name="ce40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/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o</text:p>
          </table:table-cell>
          <table:table-cell office:value-type="string">
            <text:p>verb</text:p>
          </table:table-cell>
          <table:table-cell office:value-type="string">
            <text:p>ta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ci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 table:number-rows-repeated="104794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30">
          <table:sort>
            <table:sort-by table:field-number="3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10:2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09-29T10:22:00.87</dc:date>
    <meta:editing-duration>P2DT4H25M22S</meta:editing-duration>
    <meta:editing-cycles>38</meta:editing-cycles>
    <meta:document-statistic meta:table-count="10" meta:cell-count="7194" meta:object-count="0"/>
  </office:meta>
</office:document-meta>
</file>